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f067d" officeooo:paragraph-rsid="000f0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Baptis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7:16:21.977251442</meta:creation-date>
    <dc:date>2025-05-11T17:17:12.365575092</dc:date>
    <meta:editing-duration>PT5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4.8.6.2$Linux_AARCH64 LibreOffice_project/480$Build-2</meta:generator>
  </office:meta>
</office:document-meta>
</file>